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6077AC50FA6F15C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  <style:text-properties fo:font-size="12pt" officeooo:paragraph-rsid="00764cb2" style:font-size-asian="12pt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font-size="22pt" fo:font-weight="bold" style:font-size-asian="22pt" style:font-weight-asian="bold" style:font-size-complex="22pt" style:font-weight-complex="bold"/>
    </style:style>
    <style:style style:name="P27" style:family="paragraph" style:parent-style-name="caption">
      <style:paragraph-properties fo:keep-with-next="always"/>
    </style:style>
    <style:style style:name="P28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9" style:family="paragraph" style:parent-style-name="Tabela_20_2">
      <style:text-properties officeooo:rsid="0043a46a" officeooo:paragraph-rsid="0043a46a"/>
    </style:style>
    <style:style style:name="P30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31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34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6cfea3"/>
    </style:style>
    <style:style style:name="P3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4pt" officeooo:paragraph-rsid="0079a39f" style:font-size-asian="14pt" style:font-size-complex="14pt"/>
    </style:style>
    <style:style style:name="P36" style:family="paragraph" style:parent-style-name="Heading_20_1" style:list-style-name="WWNum1"/>
    <style:style style:name="P37" style:family="paragraph" style:parent-style-name="Heading_20_2">
      <style:text-properties officeooo:paragraph-rsid="00473c8f"/>
    </style:style>
    <style:style style:name="P38" style:family="paragraph" style:parent-style-name="Heading_20_2">
      <style:text-properties officeooo:paragraph-rsid="004f73a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7544b9"/>
    </style:style>
    <style:style style:name="T10" style:family="text">
      <style:text-properties fo:font-weight="bold" officeooo:rsid="0079a39f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35"><text:span text:style-name="T10">ANEXO – MÍDIA ÓTIC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1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1</text:page-number><text:s/>de <text:s/><field:fieldmark-start text:name="Bookmark" field:type="SECTIONPAGES"/><field:fieldmark-end/><text:page-count>1</text:page-count>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0"><draw:image xlink:href="Pictures/1000000000000097000000976077AC50FA6F15C8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5</meta:editing-cycles>
    <meta:print-date>2020-06-19T20:00:00</meta:print-date>
    <meta:creation-date>2020-03-19T15:00:00</meta:creation-date>
    <dc:date>2020-09-30T09:32:48.760000000</dc:date>
    <meta:editing-duration>P1DT19H22M22S</meta:editing-duration>
    <meta:generator>LibreOffice/7.0.1.2$Windows_X86_64 LibreOffice_project/7cbcfc562f6eb6708b5ff7d7397325de9e764452</meta:generator>
    <meta:document-statistic meta:table-count="2" meta:image-count="4" meta:object-count="0" meta:page-count="1" meta:paragraph-count="18" meta:word-count="100" meta:character-count="705" meta:non-whitespace-character-count="607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